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1pt" style:font-size-asian="11pt" style:font-size-complex="11pt"/>
    </style:style>
    <style:style style:name="P2" style:family="paragraph" style:parent-style-name="Standard">
      <style:paragraph-properties fo:text-align="justify"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 style:family="paragraph" style:parent-style-name="Standard" style:list-style-name="L1">
      <style:paragraph-properties fo:text-align="justify"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ab-stops>
          <style:tab-stop style:position="1.4756in"/>
        </style:tab-stops>
      </style:paragraph-properties>
      <style:text-properties style:font-name="Calibri"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P5" style:family="paragraph" style:parent-style-name="Standard">
      <style:paragraph-properties fo:text-align="justify" style:justify-single-word="false">
        <style:tab-stops>
          <style:tab-stop style:position="1.4756in"/>
        </style:tab-stops>
      </style:paragraph-properties>
      <style:text-properties style:font-name="Calibri" fo:font-size="11pt" style:font-size-asian="11pt" style:font-size-complex="11pt"/>
    </style:style>
    <style:style style:name="P6" style:family="paragraph" style:parent-style-name="Standard">
      <style:paragraph-properties fo:text-align="center" style:justify-single-word="false"/>
      <style:text-properties style:font-name="Calibri" fo:font-size="11pt" style:font-size-asian="11pt" style:font-size-complex="11pt"/>
    </style:style>
    <style:style style:name="P7" style:family="paragraph" style:parent-style-name="Standard">
      <style:paragraph-properties fo:text-align="justify" style:justify-single-word="false" fo:break-before="page">
        <style:tab-stops>
          <style:tab-stop style:position="1.4756in"/>
        </style:tab-stops>
      </style:paragraph-properties>
      <style:text-properties style:font-name="Calibri"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style:font-name-asian="Courier New" style:font-style-asian="italic" style:font-weight-asian="normal" style:font-name-complex="Courier New"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style:font-name-asian="Courier New" style:font-style-asian="normal" style:font-weight-asian="normal" style:font-name-complex="Courier New"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normal" fo:background-color="#ffff00" style:font-style-asian="normal" style:font-weight-asian="normal" style:font-style-complex="normal" style:font-weight-complex="normal"/>
    </style:style>
    <style:style style:name="T10" style:family="text">
      <style:text-properties style:text-position="super 58%" fo:font-style="normal" style:text-underline-style="none" fo:font-weight="normal" style:font-name-asian="Courier New" style:font-style-asian="normal" style:font-weight-asian="normal" style:font-name-complex="Courier New" style:font-style-complex="normal" style:font-weight-complex="normal"/>
    </style:style>
    <style:style style:name="fr1" style:family="graphic" style:parent-style-name="Graphics">
      <style:graphic-properties fo:margin-left="0in" fo:margin-right="0in" fo:margin-top="0in" fo:margin-bottom="0in" style:vertical-pos="from-top" style:vertical-rel="pag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Afbeeldingen1" text:anchor-type="page" text:anchor-page-number="1" svg:y="0.7874in" svg:width="2.1437in" svg:height="2.1602in" draw:z-index="3">
        <draw:image xlink:href="http://heuristieken.nl/wiki/images/9/95/Rushhour6x6_1.jpg" xlink:type="simple" xlink:show="embed" xlink:actuate="onLoad"/>
      </draw:frame>
      <text:p text:style-name="P1">Rush Hour is een spel dat is ontwikkeld door Thinkfun<text:span text:style-name="T2">(c)</text:span><text:span text:style-name="T6">. Het standaard speelbord is 6*6. Het doel van het spel is om de rode taxi naar de uitgang te rijden. Auto's en vrachtwagens kunnen, afhankelijk van hun oriëntatie alleen horizontaal (links ↔ rechts) of verticaal (boven ↔ onder) bewegen. Ook kunnen de voertuigen niet door elkaar heen rijden. Wil de gele vrachtwagen in afbeelding 1 kunnen rijden, moet eerst de blokkerende auto aan de kant geschoven worden. Auto's hebben een lengte van twee vakjes, en vrachtwagens hebben een lengte van drie vakjes.</text:span></text:p>
      <text:p text:style-name="P2"><text:tab/></text:p>
      <text:p text:style-name="P1"><text:span text:style-name="T6">De bovengrens met constraint relaxation van een standaard speelbord met daarop 9 auto's is groter dan de bovengrens zonder constraint relaxation. Door de volgende constraints te negeren komen we tot de </text:span><text:span text:style-name="T3">losse</text:span><text:span text:style-name="T6"> bovengrens.</text:span></text:p>
      <text:list xml:id="list2162497051608425580" text:style-name="L1">
        <text:list-item>
          <text:p text:style-name="P3">De taxi staat niet noodzakelijkerwijs op de rij van de uitgang.</text:p>
        </text:list-item>
        <text:list-item>
          <text:p text:style-name="P3">Het bord is niet noodzakelijkerwijs op te lossen.</text:p>
        </text:list-item>
        <text:list-item>
          <text:p text:style-name="P3">Iedere auto die geplaatst wordt doet het resterend aantal mogelijke posities afnemen met 1.</text:p>
        </text:list-item>
      </text:list>
      <text:p text:style-name="P2">Door deze constraints los te laten zijn er maximaal 36 posities, 18 horizontaal en 18 verticaal, die de eerste auto in kan nemen. De tweede auto die geplaatst wordt kan maximaal 35 posities innemen. Er gaat onder de losse condities immers maar 1 positie verloren. De bovengrens van dit probleem, een standaard speelbord met daarop 9 auto's, is daarmee als volgt: </text:p>
      <text:p text:style-name="P6"><text:span text:style-name="T6"><draw:frame draw:style-name="fr2" draw:name="Object1" text:anchor-type="as-char" svg:y="-0.2508in" svg:width="1.7965in" svg:height="0.4063in" draw:z-index="0"><draw:object xlink:href="./Object 1" xlink:type="simple" xlink:show="embed" xlink:actuate="onLoad"/><draw:image xlink:href="./ObjectReplacements/Object 1" xlink:type="simple" xlink:show="embed" xlink:actuate="onLoad"/></draw:frame></text:span><text:span text:style-name="T6"><text:note text:id="ftn1" text:note-class="footnote"><text:note-citation>1</text:note-citation><text:note-body><text:p text:style-name="Footnote">Rush Hour heeft, onder <text:span text:style-name="T1">losse condities</text:span><text:span text:style-name="T5">,</text:span> de volgende complexiteitsfunctie: <draw:frame draw:style-name="fr2" draw:name="Object2" text:anchor-type="as-char" svg:y="-0.2508in" svg:width="0.928in" svg:height="0.4063in" draw:z-index="1"><draw:object xlink:href="./Object 2" xlink:type="simple" xlink:show="embed" xlink:actuate="onLoad"/><draw:image xlink:href="./ObjectReplacements/Object 2" xlink:type="simple" xlink:show="embed" xlink:actuate="onLoad"/><svg:desc>formule</svg:desc></draw:frame></text:p></text:note-body></text:note></text:span></text:p>
      <text:p text:style-name="P5"><text:span text:style-name="T6">Voor ons onderzoek hebben wij echter niet alleen naar drie 6*6 borden gekeken, maar ook naar drie 9*9 borden en een 12*12 bord. Het vinden van verschillende oplossingsstrategiën voor het 6*6 bord lijkt simpel en de strategiën lijken overdraagbaar naar de 9*9 borden en het 12*12 bord. Wat simpel lijkt, blijkt echter in de praktijk moeilijk door verschillende factoren welke duidelijk belicht zullen worden in de resultaten en discussie. </text:span><text:span text:style-name="T9">De moeilijkheid van een probleem, een gegeven startconfiguratie van een bord, lijkt in relatie te staan tot verschillende aspecten. De aspecten zijn; de lengte van het kortste pad tot de oplossing en de interactie tussen de auto's. De interactie tussen de auto's lijkt hierbij een hyperbool te vormen. Zowel 0% interactie als 100% interactie, vermoeden wij, maken het probleem simpel. Tussen deze twee uitersten lijkt een punt te liggen van enigszins interactie en enigszins 'vrijheid', waarbij het probleem optimaal moeilijk is.</text:span></text:p>
      <text:p text:style-name="P7"><text:span text:style-name="T6">Kijken we naar het probleem van afbeelding 1 dan zien we dat het maximaal aantal mogelijke staten waarin dit bord kan verkeren, de toestandsruimte, kleiner is dan 9,4</text:span><text:span text:style-name="T7">e</text:span><text:span text:style-name="T10">7</text:span><text:span text:style-name="T7">. Een Rush Hour puzzel is, vermoeden wij, niet </text:span><text:span text:style-name="T4">alleen</text:span><text:span text:style-name="T7"> moeilijk vanwege de grootte van de toestandsruimte. Een bord met 1 auto en de taxi, kan even complex zijn als een bord met 17 auto's en de taxi. Bord 2(b) heeft een grotere toestandsruimte dan bord 2(a) maar is niet moeilijker. Immers, kijken we naar bord 2(a) en 2(b) dan zien we dat beide borden in één zet zijn op te lossen. Tevens vermoeden wij dat de moeilijkheid van een Rush Hour puzzel niet </text:span><text:span text:style-name="T4">alleen </text:span><text:span text:style-name="T7">afhankelijk is van de hoeveelheid auto's. Bord 2(a) heeft 17 auto's meer dan bord 2(b) maar bord 2(a) heeft maar één legale zet. Dit terwijl bord 2(b) er 2 heeft. Bord 2(b) is daarmee moeilijker dan bord 2(a).</text:span></text:p>
      <text:p text:style-name="P4"><draw:frame draw:style-name="fr3" draw:name="Object3" text:anchor-type="paragraph" svg:x="2.0366in" svg:y="0.0909in" svg:width="2.852in" svg:height="1.1453in" draw:z-index="2"><draw:object xlink:href="./Object 3" xlink:type="simple" xlink:show="embed" xlink:actuate="onLoad"/><draw:image xlink:href="./ObjectReplacements/Object 3" xlink:type="simple" xlink:show="embed" xlink:actuate="onLoad"/></draw:frame><text:tab/>Afbeelding 2:<text:tab/> <text:s text:c="3"/>(a)<text:tab/><text:tab/><text:tab/> <text:s text:c="3"/>(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8T20:26:57.82</meta:creation-date>
    <dc:date>2016-12-20T22:15:41.65</dc:date>
    <meta:editing-duration>PT1H12M51S</meta:editing-duration>
    <meta:editing-cycles>8</meta:editing-cycles>
    <meta:generator>OpenOffice/4.1.2$Win32 OpenOffice.org_project/412m3$Build-9782</meta:generator>
    <meta:document-statistic meta:table-count="0" meta:image-count="1" meta:object-count="3" meta:page-count="2" meta:paragraph-count="12" meta:word-count="536" meta:character-count="3262"/>
  </office:meta>
</office:document-meta>
</file>

<file path=Object 1/content.xml><?xml version="1.0" encoding="utf-8"?>
<math xmlns="http://www.w3.org/1998/Math/MathML">
  <semantics>
    <mrow>
      <mrow>
        <mfrac>
          <mrow>
            <mo stretchy="false">(</mo>
            <mrow>
              <mn>36</mn>
              <mi>!</mi>
            </mrow>
            <mo stretchy="false">)</mo>
          </mrow>
          <mrow>
            <mo stretchy="false">(</mo>
            <mrow>
              <mn>9</mn>
              <mi>!</mi>
              <mrow>
                <mo stretchy="false">(</mo>
                <mrow>
                  <mrow>
                    <mn>36</mn>
                    <mo stretchy="false">−</mo>
                    <mn>9</mn>
                  </mrow>
                </mrow>
                <mo stretchy="false">)</mo>
              </mrow>
              <mi>!</mi>
            </mrow>
            <mo stretchy="false">)</mo>
          </mrow>
        </mfrac>
        <mo stretchy="false">=</mo>
        <mn>94143280</mn>
      </mrow>
    </mrow>
    <annotation encoding="StarMath 5.0">(36!) over (9!(36-9)!) = 94143280</annotation>
  </semantics>
</math>
</file>

<file path=Object 2/content.xml><?xml version="1.0" encoding="utf-8"?>
<math xmlns="http://www.w3.org/1998/Math/MathML">
  <semantics>
    <mrow>
      <mfrac>
        <mrow>
          <mo stretchy="false">(</mo>
          <mrow>
            <mi>n</mi>
            <mi>!</mi>
          </mrow>
          <mo stretchy="false">)</mo>
        </mrow>
        <mrow>
          <mo stretchy="false">(</mo>
          <mrow>
            <mi>k</mi>
            <mi>!</mi>
            <mrow>
              <mo stretchy="false">(</mo>
              <mrow>
                <mrow>
                  <mi>n</mi>
                  <mo stretchy="false">−</mo>
                  <mi>k</mi>
                </mrow>
              </mrow>
              <mo stretchy="false">)</mo>
            </mrow>
            <mi>!</mi>
          </mrow>
          <mo stretchy="false">)</mo>
        </mrow>
      </mfrac>
    </mrow>
    <annotation encoding="StarMath 5.0">(n!) over (k!(n-k)!)</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839in"/>
    </style:style>
    <style:style style:name="co2" style:family="table-column">
      <style:table-column-properties fo:break-before="auto" style:column-width="0.8925in"/>
    </style:style>
    <style:style style:name="ro1" style:family="table-row">
      <style:table-row-properties style:row-height="0.21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10" style:family="table-cell" style:parent-style-name="Default">
      <style:table-cell-properties fo:background-color="#00331a"/>
    </style:style>
    <style:style style:name="ce11" style:family="table-cell" style:parent-style-name="Default">
      <style:table-cell-properties fo:background-color="#330033"/>
    </style:style>
    <style:style style:name="ce12" style:family="table-cell" style:parent-style-name="Default">
      <style:table-cell-properties fo:background-color="#00ccff"/>
    </style:style>
    <style:style style:name="ce13" style:family="table-cell" style:parent-style-name="Default">
      <style:table-cell-properties fo:background-color="#ff66ff"/>
    </style:style>
    <style:style style:name="ce14" style:family="table-cell" style:parent-style-name="Default">
      <style:table-cell-properties fo:background-color="#ff99ff"/>
    </style:style>
    <style:style style:name="ce15" style:family="table-cell" style:parent-style-name="Default">
      <style:table-cell-properties fo:background-color="#66ff66"/>
    </style:style>
    <style:style style:name="ce16" style:family="table-cell" style:parent-style-name="Default">
      <style:table-cell-properties fo:background-color="#ff3333" style:text-align-source="fix" style:repeat-content="false"/>
      <style:paragraph-properties fo:text-align="center" fo:margin-left="0in"/>
      <style:text-properties fo:font-weight="bold" style:font-weight-asian="bold" style:font-weight-complex="bold"/>
    </style:style>
    <style:style style:name="ce17" style:family="table-cell" style:parent-style-name="Default">
      <style:table-cell-properties fo:background-color="#336699"/>
    </style:style>
    <style:style style:name="ce18" style:family="table-cell" style:parent-style-name="Default">
      <style:table-cell-properties fo:background-color="transparent"/>
    </style:style>
    <style:style style:name="ce19" style:family="table-cell" style:parent-style-name="Default">
      <style:table-cell-properties fo:background-color="transparent"/>
      <style:text-properties style:use-window-font-color="true"/>
    </style:style>
    <style:style style:name="ce2" style:family="table-cell" style:parent-style-name="Default">
      <style:table-cell-properties fo:background-color="#ffcccc"/>
      <style:text-properties style:use-window-font-color="true"/>
    </style:style>
    <style:style style:name="ce3" style:family="table-cell" style:parent-style-name="Default">
      <style:table-cell-properties fo:background-color="#33ff99"/>
    </style:style>
    <style:style style:name="ce4" style:family="table-cell" style:parent-style-name="Default">
      <style:table-cell-properties fo:background-color="#000099"/>
    </style:style>
    <style:style style:name="ce5" style:family="table-cell" style:parent-style-name="Default">
      <style:table-cell-properties fo:background-color="#ffff66"/>
    </style:style>
    <style:style style:name="ce6" style:family="table-cell" style:parent-style-name="Default">
      <style:table-cell-properties fo:background-color="#6600cc"/>
    </style:style>
    <style:style style:name="ce7" style:family="table-cell" style:parent-style-name="Default">
      <style:table-cell-properties fo:background-color="#cc3300"/>
    </style:style>
    <style:style style:name="ce8" style:family="table-cell" style:parent-style-name="Default">
      <style:table-cell-properties fo:background-color="#0000cc"/>
    </style:style>
    <style:style style:name="ce9" style:family="table-cell" style:parent-style-name="Default">
      <style:table-cell-properties fo:background-color="#ccff00"/>
    </style:style>
  </office:automatic-styles>
  <office:body>
    <office:spreadsheet>
      <table:table table:name="Blad1" table:style-name="ta1" table:print="false">
        <table:table-column table:style-name="co1" table:number-columns-repeated="8" table:default-cell-style-name="ce1"/>
        <table:table-column table:style-name="co1" table:default-cell-style-name="Default"/>
        <table:table-column table:style-name="co1" table:default-cell-style-name="ce1"/>
        <table:table-column table:style-name="co1" table:number-columns-repeated="6" table:default-cell-style-name="ce18"/>
        <table:table-column table:style-name="co1" table:default-cell-style-name="ce1"/>
        <table:table-row table:style-name="ro1">
          <table:table-cell table:number-columns-repeated="10"/>
          <table:table-cell table:style-name="ce1" table:number-columns-repeated="6"/>
          <table:table-cell/>
        </table:table-row>
        <table:table-row table:style-name="ro1">
          <table:table-cell/>
          <table:table-cell table:style-name="ce2" table:number-columns-repeated="2"/>
          <table:table-cell table:style-name="ce8" table:number-columns-repeated="2"/>
          <table:table-cell table:style-name="ce14" table:number-columns-repeated="2"/>
          <table:table-cell table:number-columns-repeated="3"/>
          <table:table-cell table:style-name="ce19" table:number-columns-repeated="2"/>
          <table:table-cell table:number-columns-repeated="5"/>
        </table:table-row>
        <table:table-row table:style-name="ro1">
          <table:table-cell/>
          <table:table-cell table:style-name="ce3" table:number-columns-repeated="2"/>
          <table:table-cell table:style-name="ce9" table:number-columns-repeated="2"/>
          <table:table-cell table:style-name="ce15" table:number-columns-repeated="2"/>
          <table:table-cell table:number-columns-repeated="10"/>
        </table:table-row>
        <table:table-row table:style-name="ro1">
          <table:table-cell/>
          <table:table-cell table:style-name="ce4" table:number-columns-repeated="2"/>
          <table:table-cell table:style-name="ce10" table:number-columns-repeated="2"/>
          <table:table-cell table:number-columns-repeated="2" table:style-name="ce16" office:value-type="string">
            <text:p>T</text:p>
          </table:table-cell>
          <table:table-cell table:style-name="ce18"/>
          <table:table-cell table:number-columns-repeated="6"/>
          <table:table-cell table:number-columns-repeated="2" table:style-name="ce16" office:value-type="string">
            <text:p>T</text:p>
          </table:table-cell>
          <table:table-cell table:style-name="ce18"/>
        </table:table-row>
        <table:table-row table:style-name="ro1">
          <table:table-cell/>
          <table:table-cell table:style-name="ce5" table:number-columns-repeated="2"/>
          <table:table-cell table:style-name="ce11" table:number-columns-repeated="2"/>
          <table:table-cell table:style-name="ce6" table:number-columns-repeated="2"/>
          <table:table-cell table:number-columns-repeated="10"/>
        </table:table-row>
        <table:table-row table:style-name="ro1">
          <table:table-cell/>
          <table:table-cell table:style-name="ce6" table:number-columns-repeated="2"/>
          <table:table-cell table:style-name="ce12" table:number-columns-repeated="2"/>
          <table:table-cell table:style-name="ce17" table:number-columns-repeated="2"/>
          <table:table-cell table:number-columns-repeated="10"/>
        </table:table-row>
        <table:table-row table:style-name="ro1">
          <table:table-cell/>
          <table:table-cell table:style-name="ce7" table:number-columns-repeated="2"/>
          <table:table-cell table:style-name="ce13" table:number-columns-repeated="2"/>
          <table:table-cell table:style-name="ce10" table:number-columns-repeated="2"/>
          <table:table-cell table:number-columns-repeated="10"/>
        </table:table-row>
        <table:table-row table:style-name="ro1">
          <table:table-cell table:number-columns-repeated="10"/>
          <table:table-cell table:style-name="ce1" table:number-columns-repeated="6"/>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8">12/18/2016</text:date>, <text:time>21:52:21</text:time></text:p>
        </style:region-right>
      </style:header>
      <style:header-left style:display="false"/>
      <style:footer>
        <text:p>Pagina <text:page-number>1</text:page-number> / <text:page-count>99</text:page-count></text:p>
      </style:footer>
      <style:footer-left style:display="false"/>
    </style:master-page>
  </office:master-styles>
</office:document-styles>
</file>